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57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auto" style:column-width="0.8866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column table:style-name="co5" table:number-columns-repeated="10" table:default-cell-style-name="Default"/>
        <table:table-row table:style-name="ro1">
          <table:table-cell office:value-type="string">
            <text:p>Num Elements</text:p>
          </table:table-cell>
          <table:table-cell office:value-type="float" office:value="1000">
            <text:p>1000</text:p>
          </table:table-cell>
          <table:table-cell table:formula="of:=[.B1]+1000" office:value-type="float" office:value="2000">
            <text:p>2000</text:p>
          </table:table-cell>
          <table:table-cell table:formula="of:=[.C1]+1000" office:value-type="float" office:value="3000">
            <text:p>3000</text:p>
          </table:table-cell>
          <table:table-cell table:formula="of:=[.D1]+1000" office:value-type="float" office:value="4000">
            <text:p>4000</text:p>
          </table:table-cell>
          <table:table-cell table:formula="of:=[.E1]+1000" office:value-type="float" office:value="5000">
            <text:p>5000</text:p>
          </table:table-cell>
          <table:table-cell table:formula="of:=[.F1]+1000" office:value-type="float" office:value="6000">
            <text:p>6000</text:p>
          </table:table-cell>
          <table:table-cell table:formula="of:=[.G1]+1000" office:value-type="float" office:value="7000">
            <text:p>7000</text:p>
          </table:table-cell>
          <table:table-cell table:formula="of:=[.H1]+1000" office:value-type="float" office:value="8000">
            <text:p>8000</text:p>
          </table:table-cell>
          <table:table-cell table:formula="of:=[.I1]+1000" office:value-type="float" office:value="9000">
            <text:p>9000</text:p>
          </table:table-cell>
          <table:table-cell table:formula="of:=[.J1]+1000" office:value-type="float" office:value="10000">
            <text:p>10000</text:p>
          </table:table-cell>
          <table:table-cell office:value-type="string">
            <text:p>Log(n)</text:p>
          </table:table-cell>
          <table:table-cell table:formula="of:=LN([.B1])" office:value-type="float" office:value="6.90775527898214">
            <text:p>6.907755279</text:p>
          </table:table-cell>
          <table:table-cell table:formula="of:=LN([.C1])" office:value-type="float" office:value="7.60090245954208">
            <text:p>7.6009024595</text:p>
          </table:table-cell>
          <table:table-cell table:formula="of:=LN([.D1])" office:value-type="float" office:value="8.00636756765025">
            <text:p>8.0063675677</text:p>
          </table:table-cell>
          <table:table-cell table:formula="of:=LN([.E1])" office:value-type="float" office:value="8.29404964010203">
            <text:p>8.2940496401</text:p>
          </table:table-cell>
          <table:table-cell table:formula="of:=LN([.F1])" office:value-type="float" office:value="8.51719319141624">
            <text:p>8.5171931914</text:p>
          </table:table-cell>
          <table:table-cell table:formula="of:=LN([.G1])" office:value-type="float" office:value="8.69951474821019">
            <text:p>8.6995147482</text:p>
          </table:table-cell>
          <table:table-cell table:formula="of:=LN([.H1])" office:value-type="float" office:value="8.85366542803745">
            <text:p>8.853665428</text:p>
          </table:table-cell>
          <table:table-cell table:formula="of:=LN([.I1])" office:value-type="float" office:value="8.98719682066197">
            <text:p>8.9871968207</text:p>
          </table:table-cell>
          <table:table-cell table:formula="of:=LN([.J1])" office:value-type="float" office:value="9.10497985631836">
            <text:p>9.1049798563</text:p>
          </table:table-cell>
          <table:table-cell table:formula="of:=LN([.K1])" office:value-type="float" office:value="9.21034037197618">
            <text:p>9.210340372</text:p>
          </table:table-cell>
        </table:table-row>
        <table:table-row table:style-name="ro2">
          <table:table-cell office:value-type="string">
            <text:p>Bubble sort</text:p>
          </table:table-cell>
          <table:table-cell office:value-type="float" office:value="34909666">
            <text:p>34909666</text:p>
          </table:table-cell>
          <table:table-cell office:value-type="float" office:value="135495900">
            <text:p>135495900</text:p>
          </table:table-cell>
          <table:table-cell office:value-type="float" office:value="304491000">
            <text:p>304491000</text:p>
          </table:table-cell>
          <table:table-cell office:value-type="float" office:value="530641962">
            <text:p>530641962</text:p>
          </table:table-cell>
          <table:table-cell office:value-type="float" office:value="831104104">
            <text:p>831104104</text:p>
          </table:table-cell>
          <table:table-cell office:value-type="float" office:value="1195467295">
            <text:p>1195467295</text:p>
          </table:table-cell>
          <table:table-cell office:value-type="float" office:value="1625140191">
            <text:p>1625140191</text:p>
          </table:table-cell>
          <table:table-cell office:value-type="float" office:value="2122091543">
            <text:p>2122091543</text:p>
          </table:table-cell>
          <table:table-cell office:value-type="float" office:value="2679329615">
            <text:p>2679329615</text:p>
          </table:table-cell>
          <table:table-cell office:value-type="float" office:value="3324803627">
            <text:p>3324803627</text:p>
          </table:table-cell>
          <table:table-cell office:value-type="string">
            <text:p>Bubble sort</text:p>
          </table:table-cell>
          <table:table-cell table:formula="of:=LN([.B2])" office:value-type="float" office:value="17.3682743115763">
            <text:p>17.3682743116</text:p>
          </table:table-cell>
          <table:table-cell table:formula="of:=LN([.C2])" office:value-type="float" office:value="18.7244519395237">
            <text:p>18.7244519395</text:p>
          </table:table-cell>
          <table:table-cell table:formula="of:=LN([.D2])" office:value-type="float" office:value="19.5341520880272">
            <text:p>19.534152088</text:p>
          </table:table-cell>
          <table:table-cell table:formula="of:=LN([.E2])" office:value-type="float" office:value="20.0895980805967">
            <text:p>20.0895980806</text:p>
          </table:table-cell>
          <table:table-cell table:formula="of:=LN([.F2])" office:value-type="float" office:value="20.538265620545">
            <text:p>20.5382656205</text:p>
          </table:table-cell>
          <table:table-cell table:formula="of:=LN([.G2])" office:value-type="float" office:value="20.901802987734">
            <text:p>20.9018029877</text:p>
          </table:table-cell>
          <table:table-cell table:formula="of:=LN([.H2])" office:value-type="float" office:value="21.2088599203916">
            <text:p>21.2088599204</text:p>
          </table:table-cell>
          <table:table-cell table:formula="of:=LN([.I2])" office:value-type="float" office:value="21.47566801617">
            <text:p>21.4756680162</text:p>
          </table:table-cell>
          <table:table-cell table:formula="of:=LN([.J2])" office:value-type="float" office:value="21.7088324565213">
            <text:p>21.7088324565</text:p>
          </table:table-cell>
          <table:table-cell table:formula="of:=LN([.K2])" office:value-type="float" office:value="21.9246764497613">
            <text:p>21.9246764498</text:p>
          </table:table-cell>
        </table:table-row>
        <table:table-row table:style-name="ro2">
          <table:table-cell office:value-type="string">
            <text:p>Selection sort</text:p>
          </table:table-cell>
          <table:table-cell office:value-type="float" office:value="232866246">
            <text:p>232866246</text:p>
          </table:table-cell>
          <table:table-cell office:value-type="float" office:value="905585543">
            <text:p>905585543</text:p>
          </table:table-cell>
          <table:table-cell office:value-type="float" office:value="2049075401">
            <text:p>2049075401</text:p>
          </table:table-cell>
          <table:table-cell office:value-type="float" office:value="3643317615">
            <text:p>3643317615</text:p>
          </table:table-cell>
          <table:table-cell office:value-type="float" office:value="5782598525">
            <text:p>5782598525</text:p>
          </table:table-cell>
          <table:table-cell office:value-type="float" office:value="8457222697">
            <text:p>8457222697</text:p>
          </table:table-cell>
          <table:table-cell office:value-type="float" office:value="11616397005">
            <text:p>11616397005</text:p>
          </table:table-cell>
          <table:table-cell office:value-type="float" office:value="15019122189">
            <text:p>15019122189</text:p>
          </table:table-cell>
          <table:table-cell office:value-type="float" office:value="19463910383">
            <text:p>19463910383</text:p>
          </table:table-cell>
          <table:table-cell office:value-type="float" office:value="23518373472">
            <text:p>23518373472</text:p>
          </table:table-cell>
          <table:table-cell office:value-type="string">
            <text:p>Selection sort</text:p>
          </table:table-cell>
          <table:table-cell table:formula="of:=LN([.B3])" office:value-type="float" office:value="19.2659747951972">
            <text:p>19.2659747952</text:p>
          </table:table-cell>
          <table:table-cell table:formula="of:=LN([.C3])" office:value-type="float" office:value="20.624092301284">
            <text:p>20.6240923013</text:p>
          </table:table-cell>
          <table:table-cell table:formula="of:=LN([.D3])" office:value-type="float" office:value="21.4406545044524">
            <text:p>21.4406545045</text:p>
          </table:table-cell>
          <table:table-cell table:formula="of:=LN([.E3])" office:value-type="float" office:value="22.0161605361848">
            <text:p>22.0161605362</text:p>
          </table:table-cell>
          <table:table-cell table:formula="of:=LN([.F3])" office:value-type="float" office:value="22.4781189904029">
            <text:p>22.4781189904</text:p>
          </table:table-cell>
          <table:table-cell table:formula="of:=LN([.G3])" office:value-type="float" office:value="22.8582866702601">
            <text:p>22.8582866703</text:p>
          </table:table-cell>
          <table:table-cell table:formula="of:=LN([.H3])" office:value-type="float" office:value="23.1756834718725">
            <text:p>23.1756834719</text:p>
          </table:table-cell>
          <table:table-cell table:formula="of:=LN([.I3])" office:value-type="float" office:value="23.432590038765">
            <text:p>23.4325900388</text:p>
          </table:table-cell>
          <table:table-cell table:formula="of:=LN([.J3])" office:value-type="float" office:value="23.6918278381733">
            <text:p>23.6918278382</text:p>
          </table:table-cell>
          <table:table-cell table:formula="of:=LN([.K3])" office:value-type="float" office:value="23.8810478024835">
            <text:p>23.8810478025</text:p>
          </table:table-cell>
        </table:table-row>
        <table:table-row table:style-name="ro2">
          <table:table-cell office:value-type="string">
            <text:p>Merge sort</text:p>
          </table:table-cell>
          <table:table-cell office:value-type="float" office:value="40224711">
            <text:p>40224711</text:p>
          </table:table-cell>
          <table:table-cell office:value-type="float" office:value="87092414">
            <text:p>87092414</text:p>
          </table:table-cell>
          <table:table-cell office:value-type="float" office:value="139403979">
            <text:p>139403979</text:p>
          </table:table-cell>
          <table:table-cell office:value-type="float" office:value="190869897">
            <text:p>190869897</text:p>
          </table:table-cell>
          <table:table-cell office:value-type="float" office:value="249026098">
            <text:p>249026098</text:p>
          </table:table-cell>
          <table:table-cell office:value-type="float" office:value="301470695">
            <text:p>301470695</text:p>
          </table:table-cell>
          <table:table-cell office:value-type="float" office:value="349417245">
            <text:p>349417245</text:p>
          </table:table-cell>
          <table:table-cell office:value-type="float" office:value="408087197">
            <text:p>408087197</text:p>
          </table:table-cell>
          <table:table-cell office:value-type="float" office:value="461887428">
            <text:p>461887428</text:p>
          </table:table-cell>
          <table:table-cell office:value-type="float" office:value="531283056">
            <text:p>531283056</text:p>
          </table:table-cell>
          <table:table-cell office:value-type="string">
            <text:p>Merge sort</text:p>
          </table:table-cell>
          <table:table-cell table:formula="of:=LN([.B4])" office:value-type="float" office:value="17.5099920662302">
            <text:p>17.5099920662</text:p>
          </table:table-cell>
          <table:table-cell table:formula="of:=LN([.C4])" office:value-type="float" office:value="18.2824803427369">
            <text:p>18.2824803427</text:p>
          </table:table-cell>
          <table:table-cell table:formula="of:=LN([.D4])" office:value-type="float" office:value="18.7528865996423">
            <text:p>18.7528865996</text:p>
          </table:table-cell>
          <table:table-cell table:formula="of:=LN([.E4])" office:value-type="float" office:value="19.0671025863716">
            <text:p>19.0671025864</text:p>
          </table:table-cell>
          <table:table-cell table:formula="of:=LN([.F4])" office:value-type="float" office:value="19.3330682601816">
            <text:p>19.3330682602</text:p>
          </table:table-cell>
          <table:table-cell table:formula="of:=LN([.G4])" office:value-type="float" office:value="19.5241833720609">
            <text:p>19.5241833721</text:p>
          </table:table-cell>
          <table:table-cell table:formula="of:=LN([.H4])" office:value-type="float" office:value="19.6717773104852">
            <text:p>19.6717773105</text:p>
          </table:table-cell>
          <table:table-cell table:formula="of:=LN([.I4])" office:value-type="float" office:value="19.8269914276712">
            <text:p>19.8269914277</text:p>
          </table:table-cell>
          <table:table-cell table:formula="of:=LN([.J4])" office:value-type="float" office:value="19.9508317570179">
            <text:p>19.950831757</text:p>
          </table:table-cell>
          <table:table-cell table:formula="of:=LN([.K4])" office:value-type="float" office:value="20.0908054993259">
            <text:p>20.0908054993</text:p>
          </table:table-cell>
        </table:table-row>
        <table:table-row table:style-name="ro2">
          <table:table-cell office:value-type="string">
            <text:p>Insertion sort</text:p>
          </table:table-cell>
          <table:table-cell office:value-type="float" office:value="6018716">
            <text:p>6018716</text:p>
          </table:table-cell>
          <table:table-cell office:value-type="float" office:value="21704654">
            <text:p>21704654</text:p>
          </table:table-cell>
          <table:table-cell office:value-type="float" office:value="48063829">
            <text:p>48063829</text:p>
          </table:table-cell>
          <table:table-cell office:value-type="float" office:value="84882630">
            <text:p>84882630</text:p>
          </table:table-cell>
          <table:table-cell office:value-type="float" office:value="136378203">
            <text:p>136378203</text:p>
          </table:table-cell>
          <table:table-cell office:value-type="float" office:value="204703721">
            <text:p>204703721</text:p>
          </table:table-cell>
          <table:table-cell office:value-type="float" office:value="262223189">
            <text:p>262223189</text:p>
          </table:table-cell>
          <table:table-cell office:value-type="float" office:value="342848763">
            <text:p>342848763</text:p>
          </table:table-cell>
          <table:table-cell office:value-type="float" office:value="418445254">
            <text:p>418445254</text:p>
          </table:table-cell>
          <table:table-cell office:value-type="float" office:value="515440542">
            <text:p>515440542</text:p>
          </table:table-cell>
          <table:table-cell office:value-type="string">
            <text:p>Insertion sort</text:p>
          </table:table-cell>
          <table:table-cell table:formula="of:=LN([.B5])" office:value-type="float" office:value="15.6103845054991">
            <text:p>15.6103845055</text:p>
          </table:table-cell>
          <table:table-cell table:formula="of:=LN([.C5])" office:value-type="float" office:value="16.8930372655614">
            <text:p>16.8930372656</text:p>
          </table:table-cell>
          <table:table-cell table:formula="of:=LN([.D5])" office:value-type="float" office:value="17.6880404563433">
            <text:p>17.6880404563</text:p>
          </table:table-cell>
          <table:table-cell table:formula="of:=LN([.E5])" office:value-type="float" office:value="18.2567800367099">
            <text:p>18.2567800367</text:p>
          </table:table-cell>
          <table:table-cell table:formula="of:=LN([.F5])" office:value-type="float" office:value="18.7309424885511">
            <text:p>18.7309424886</text:p>
          </table:table-cell>
          <table:table-cell table:formula="of:=LN([.G5])" office:value-type="float" office:value="19.1370742282875">
            <text:p>19.1370742283</text:p>
          </table:table-cell>
          <table:table-cell table:formula="of:=LN([.H5])" office:value-type="float" office:value="19.3847065655053">
            <text:p>19.3847065655</text:p>
          </table:table-cell>
          <table:table-cell table:formula="of:=LN([.I5])" office:value-type="float" office:value="19.6527999836963">
            <text:p>19.6527999837</text:p>
          </table:table-cell>
          <table:table-cell table:formula="of:=LN([.J5])" office:value-type="float" office:value="19.852056624522">
            <text:p>19.8520566245</text:p>
          </table:table-cell>
          <table:table-cell table:formula="of:=LN([.K5])" office:value-type="float" office:value="20.0605325143229">
            <text:p>20.0605325143</text:p>
          </table:table-cell>
        </table:table-row>
        <table:table-row table:style-name="ro2">
          <table:table-cell office:value-type="string">
            <text:p>Shell sort</text:p>
          </table:table-cell>
          <table:table-cell office:value-type="float" office:value="4248172">
            <text:p>4248172</text:p>
          </table:table-cell>
          <table:table-cell office:value-type="float" office:value="9507757">
            <text:p>9507757</text:p>
          </table:table-cell>
          <table:table-cell office:value-type="float" office:value="16131801">
            <text:p>16131801</text:p>
          </table:table-cell>
          <table:table-cell office:value-type="float" office:value="21727308">
            <text:p>21727308</text:p>
          </table:table-cell>
          <table:table-cell office:value-type="float" office:value="26683645">
            <text:p>26683645</text:p>
          </table:table-cell>
          <table:table-cell office:value-type="float" office:value="35646597">
            <text:p>35646597</text:p>
          </table:table-cell>
          <table:table-cell office:value-type="float" office:value="41357603">
            <text:p>41357603</text:p>
          </table:table-cell>
          <table:table-cell office:value-type="float" office:value="46746792">
            <text:p>46746792</text:p>
          </table:table-cell>
          <table:table-cell office:value-type="float" office:value="51666663">
            <text:p>51666663</text:p>
          </table:table-cell>
          <table:table-cell office:value-type="float" office:value="58105000">
            <text:p>58105000</text:p>
          </table:table-cell>
          <table:table-cell office:value-type="string">
            <text:p>Shell sort</text:p>
          </table:table-cell>
          <table:table-cell table:formula="of:=LN([.B6])" office:value-type="float" office:value="15.2619993307264">
            <text:p>15.2619993307</text:p>
          </table:table-cell>
          <table:table-cell table:formula="of:=LN([.C6])" office:value-type="float" office:value="16.0676185497103">
            <text:p>16.0676185497</text:p>
          </table:table-cell>
          <table:table-cell table:formula="of:=LN([.D6])" office:value-type="float" office:value="16.5963030991691">
            <text:p>16.5963030992</text:p>
          </table:table-cell>
          <table:table-cell table:formula="of:=LN([.E6])" office:value-type="float" office:value="16.8940804605271">
            <text:p>16.8940804605</text:p>
          </table:table-cell>
          <table:table-cell table:formula="of:=LN([.F6])" office:value-type="float" office:value="17.0995613888706">
            <text:p>17.0995613889</text:p>
          </table:table-cell>
          <table:table-cell table:formula="of:=LN([.G6])" office:value-type="float" office:value="17.3891642444479">
            <text:p>17.3891642444</text:p>
          </table:table-cell>
          <table:table-cell table:formula="of:=LN([.H6])" office:value-type="float" office:value="17.5377668319396">
            <text:p>17.5377668319</text:p>
          </table:table-cell>
          <table:table-cell table:formula="of:=LN([.I6])" office:value-type="float" office:value="17.6602561910236">
            <text:p>17.660256191</text:p>
          </table:table-cell>
          <table:table-cell table:formula="of:=LN([.J6])" office:value-type="float" office:value="17.7603233152477">
            <text:p>17.7603233152</text:p>
          </table:table-cell>
          <table:table-cell table:formula="of:=LN([.K6])" office:value-type="float" office:value="17.8777622766391">
            <text:p>17.8777622766</text:p>
          </table:table-cell>
        </table:table-row>
        <table:table-row table:style-name="ro2">
          <table:table-cell office:value-type="string">
            <text:p>STL sort</text:p>
          </table:table-cell>
          <table:table-cell office:value-type="float" office:value="380499">
            <text:p>380499</text:p>
          </table:table-cell>
          <table:table-cell office:value-type="float" office:value="883543">
            <text:p>883543</text:p>
          </table:table-cell>
          <table:table-cell office:value-type="float" office:value="1459755">
            <text:p>1459755</text:p>
          </table:table-cell>
          <table:table-cell office:value-type="float" office:value="1983760">
            <text:p>1983760</text:p>
          </table:table-cell>
          <table:table-cell office:value-type="float" office:value="2424270">
            <text:p>2424270</text:p>
          </table:table-cell>
          <table:table-cell office:value-type="float" office:value="2995084">
            <text:p>2995084</text:p>
          </table:table-cell>
          <table:table-cell office:value-type="float" office:value="3736668">
            <text:p>3736668</text:p>
          </table:table-cell>
          <table:table-cell office:value-type="float" office:value="3997336">
            <text:p>3997336</text:p>
          </table:table-cell>
          <table:table-cell office:value-type="float" office:value="4592146">
            <text:p>4592146</text:p>
          </table:table-cell>
          <table:table-cell office:value-type="float" office:value="5014437">
            <text:p>5014437</text:p>
          </table:table-cell>
          <table:table-cell office:value-type="string">
            <text:p>STL sort</text:p>
          </table:table-cell>
          <table:table-cell table:formula="of:=LN([.B7])" office:value-type="float" office:value="12.8492388281595">
            <text:p>12.8492388282</text:p>
          </table:table-cell>
          <table:table-cell table:formula="of:=LN([.C7])" office:value-type="float" office:value="13.6916952396198">
            <text:p>13.6916952396</text:p>
          </table:table-cell>
          <table:table-cell table:formula="of:=LN([.D7])" office:value-type="float" office:value="14.193779171384">
            <text:p>14.1937791714</text:p>
          </table:table-cell>
          <table:table-cell table:formula="of:=LN([.E7])" office:value-type="float" office:value="14.5005045917678">
            <text:p>14.5005045918</text:p>
          </table:table-cell>
          <table:table-cell table:formula="of:=LN([.F7])" office:value-type="float" office:value="14.701041006107">
            <text:p>14.7010410061</text:p>
          </table:table-cell>
          <table:table-cell table:formula="of:=LN([.G7])" office:value-type="float" office:value="14.912482835883">
            <text:p>14.9124828359</text:p>
          </table:table-cell>
          <table:table-cell table:formula="of:=LN([.H7])" office:value-type="float" office:value="15.1337048632044">
            <text:p>15.1337048632</text:p>
          </table:table-cell>
          <table:table-cell table:formula="of:=LN([.I7])" office:value-type="float" office:value="15.2011386972076">
            <text:p>15.2011386972</text:p>
          </table:table-cell>
          <table:table-cell table:formula="of:=LN([.J7])" office:value-type="float" office:value="15.3398580109012">
            <text:p>15.3398580109</text:p>
          </table:table-cell>
          <table:table-cell table:formula="of:=LN([.K7])" office:value-type="float" office:value="15.4278317098658">
            <text:p>15.4278317099</text:p>
          </table:table-cell>
        </table:table-row>
        <table:table-row table:style-name="ro2">
          <table:table-cell office:value-type="string">
            <text:p>Quick sort</text:p>
          </table:table-cell>
          <table:table-cell office:value-type="float" office:value="168835359">
            <text:p>168835359</text:p>
          </table:table-cell>
          <table:table-cell office:value-type="float" office:value="522901203">
            <text:p>522901203</text:p>
          </table:table-cell>
          <table:table-cell office:value-type="float" office:value="1058139674">
            <text:p>1058139674</text:p>
          </table:table-cell>
          <table:table-cell office:value-type="float" office:value="1705244589">
            <text:p>1705244589</text:p>
          </table:table-cell>
          <table:table-cell office:value-type="float" office:value="2466795089">
            <text:p>2466795089</text:p>
          </table:table-cell>
          <table:table-cell office:value-type="float" office:value="3310849694">
            <text:p>3310849694</text:p>
          </table:table-cell>
          <table:table-cell office:value-type="float" office:value="4433743414">
            <text:p>4433743414</text:p>
          </table:table-cell>
          <table:table-cell office:value-type="float" office:value="6046646201">
            <text:p>6046646201</text:p>
          </table:table-cell>
          <table:table-cell office:value-type="float" office:value="7644418051">
            <text:p>7644418051</text:p>
          </table:table-cell>
          <table:table-cell office:value-type="float" office:value="9438022249">
            <text:p>9438022249</text:p>
          </table:table-cell>
          <table:table-cell office:value-type="string">
            <text:p>Quick sort</text:p>
          </table:table-cell>
          <table:table-cell table:formula="of:=LN([.B8])" office:value-type="float" office:value="18.9444345909386">
            <text:p>18.9444345909</text:p>
          </table:table-cell>
          <table:table-cell table:formula="of:=LN([.C8])" office:value-type="float" office:value="20.0749030997868">
            <text:p>20.0749030998</text:p>
          </table:table-cell>
          <table:table-cell table:formula="of:=LN([.D8])" office:value-type="float" office:value="20.7797781786823">
            <text:p>20.7797781787</text:p>
          </table:table-cell>
          <table:table-cell table:formula="of:=LN([.E8])" office:value-type="float" office:value="21.2569743913523">
            <text:p>21.2569743914</text:p>
          </table:table-cell>
          <table:table-cell table:formula="of:=LN([.F8])" office:value-type="float" office:value="21.6261856102413">
            <text:p>21.6261856102</text:p>
          </table:table-cell>
          <table:table-cell table:formula="of:=LN([.G8])" office:value-type="float" office:value="21.9204706985282">
            <text:p>21.9204706985</text:p>
          </table:table-cell>
          <table:table-cell table:formula="of:=LN([.H8])" office:value-type="float" office:value="22.2125100786267">
            <text:p>22.2125100786</text:p>
          </table:table-cell>
          <table:table-cell table:formula="of:=LN([.I8])" office:value-type="float" office:value="22.5227696083399">
            <text:p>22.5227696083</text:p>
          </table:table-cell>
          <table:table-cell table:formula="of:=LN([.J8])" office:value-type="float" office:value="22.7572415519127">
            <text:p>22.7572415519</text:p>
          </table:table-cell>
          <table:table-cell table:formula="of:=LN([.K8])" office:value-type="float" office:value="22.9680122876329">
            <text:p>22.9680122876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>
            <draw:frame table:end-cell-address="Sheet1.M30" table:end-x="0.6in" table:end-y="0.0764in" draw:z-index="0" draw:style-name="gr1" draw:text-style-name="P1" svg:width="11.1118in" svg:height="3.5457in" svg:x="0.4594in" svg:y="0.087in">
              <draw:object draw:notify-on-update-of-ranges="Sheet1.B1:Sheet1.K1 Sheet1.A2:Sheet1.A2 Sheet1.B2:Sheet1.K2 Sheet1.A5:Sheet1.A5 Sheet1.B5:Sheet1.K5 Sheet1.B1:Sheet1.K1 Sheet1.A6:Sheet1.A6 Sheet1.B6:Sheet1.K6 Sheet1.B1:Sheet1.K1 Sheet1.A7:Sheet1.A7 Sheet1.B7:Sheet1.K7 Sheet1.B1:Sheet1.K1 Sheet1.A8:Sheet1.A8 Sheet1.B8:Sheet1.K8 Sheet1.B1:Sheet1.K1 Sheet1.B1:Sheet1.K1 Sheet1.A3:Sheet1.A3 Sheet1.B3:Sheet1.K3 Sheet1.B1:Sheet1.K1 Sheet1.A4:Sheet1.A4 Sheet1.B4:Sheet1.K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1"/>
        </table:table-row>
        <table:table-row table:style-name="ro2" table:number-rows-repeated="21">
          <table:table-cell table:number-columns-repeated="22"/>
        </table:table-row>
        <table:table-row table:style-name="ro2">
          <table:table-cell>
            <draw:frame table:end-cell-address="Sheet1.M56" table:end-x="0.6657in" table:end-y="0.0972in" draw:z-index="1" draw:style-name="gr1" draw:text-style-name="P1" svg:width="11.1012in" svg:height="4.3406in" svg:x="0.5358in" svg:y="0.024in">
              <draw:object draw:notify-on-update-of-ranges="Sheet1.A2:Sheet1.A2 Sheet1.M2:Sheet1.V2 Sheet1.M1:Sheet1.V1 Sheet1.L4:Sheet1.L4 Sheet1.M4:Sheet1.V4 Sheet1.M1:Sheet1.V1 Sheet1.L5:Sheet1.L5 Sheet1.M5:Sheet1.V5 Sheet1.M1:Sheet1.V1 Sheet1.L6:Sheet1.L6 Sheet1.M6:Sheet1.V6 Sheet1.M1:Sheet1.V1 Sheet1.L7:Sheet1.L7 Sheet1.M7:Sheet1.V7 Sheet1.M1:Sheet1.V1 Sheet1.L8:Sheet1.L8 Sheet1.M8:Sheet1.V8 Sheet1.M1:Sheet1.V1 Sheet1.A3:Sheet1.A3 Sheet1.M3:Sheet1.V3 Sheet1.M1:Sheet1.V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10/01/2017</text:date>, <text:time>17:1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1T17:16:49.37</dc:date>
    <dc:creator>Shasta Clokey</dc:creator>
    <meta:document-statistic meta:table-count="1" meta:cell-count="176" meta:object-count="2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svg:stroke-color="#579d1c"/>
    </style:style>
    <style:style style:name="ch13" style:family="chart" style:data-style-name="N0">
      <style:chart-properties chart:symbol-type="named-symbol" chart:symbol-name="arrow-right" chart:symbol-width="0.25cm" chart:symbol-height="0.25cm" chart:regression-type="powe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svg:stroke-color="#7e0021"/>
    </style:style>
    <style:style style:name="ch15" style:family="chart" style:data-style-name="N0">
      <style:chart-properties chart:symbol-type="named-symbol" chart:symbol-name="arrow-left" chart:symbol-width="0.25cm" chart:symbol-height="0.25cm" chart:regression-type="powe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svg:stroke-color="#83caff"/>
    </style:style>
    <style:style style:name="ch17" style:family="chart" style:data-style-name="N0">
      <style:chart-properties chart:symbol-type="named-symbol" chart:symbol-name="bow-tie" chart:symbol-width="0.25cm" chart:symbol-height="0.25cm" chart:regression-type="power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svg:stroke-color="#314004"/>
    </style:style>
    <style:style style:name="ch19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svg:stroke-color="#ff420e"/>
    </style:style>
    <style:style style:name="ch21" style:family="chart" style:data-style-name="N0">
      <style:chart-properties chart:symbol-type="named-symbol" chart:symbol-name="arrow-down" chart:symbol-width="0.25cm" chart:symbol-height="0.25cm" chart:regression-type="logarithmic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svg:stroke-color="#ffd320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8.225cm" svg:height="9.007cm" xlink:href=".." xlink:type="simple" chart:class="chart:scatter" chart:row-mapping="1 4 5 6 7 2 3" chart:style-name="ch1">
        <chart:title svg:x="12.454cm" svg:y="0.316cm" chart:style-name="ch2">
          <text:p>Time Complexity</text:p>
        </chart:title>
        <chart:legend chart:legend-position="end" svg:x="23.15cm" svg:y="0.785cm" style:legend-expansion="high" chart:style-name="ch3"/>
        <chart:plot-area chart:style-name="ch4" table:cell-range-address="Sheet1.B1:Sheet1.K4 Sheet1.A2:Sheet1.A4 Sheet1.A5:Sheet1.K8" chart:data-source-has-labels="column" svg:x="1.599cm" svg:y="1.633cm" svg:width="13.297cm" svg:height="7.171cm">
          <chartooo:coordinate-region svg:x="3.887cm" svg:y="1.845cm" svg:width="10.544cm" svg:height="6.286cm"/>
          <chart:axis chart:dimension="x" chart:name="primary-x" chart:style-name="ch5">
            <chart:title svg:x="7.092cm" svg:y="8.42cm" chart:style-name="ch6">
              <text:p>Num Elements</text:p>
            </chart:title>
          </chart:axis>
          <chart:axis chart:dimension="y" chart:name="primary-y" chart:style-name="ch5">
            <chart:title svg:x="0.448cm" svg:y="5.937cm" chart:style-name="ch7">
              <text:p>Time(ns)</text:p>
            </chart:title>
            <chart:grid chart:style-name="ch8" chart:class="major"/>
          </chart:axis>
          <chart:series chart:style-name="ch9" chart:values-cell-range-address="Sheet1.B2:Sheet1.K2" chart:label-cell-address="Sheet1.A2:Sheet1.A2" chart:class="chart:scatter">
            <chart:domain table:cell-range-address="Sheet1.B1:Sheet1.K1"/>
            <chart:regression-curve chart:style-name="ch10">
              <chart:equation svg:x="16.409cm" svg:y="0.991cm"/>
            </chart:regression-curve>
            <chart:data-point chart:repeated="10"/>
          </chart:series>
          <chart:series chart:style-name="ch11" chart:values-cell-range-address="Sheet1.B5:Sheet1.K5" chart:label-cell-address="Sheet1.A5:Sheet1.A5" chart:class="chart:scatter">
            <chart:regression-curve chart:style-name="ch12">
              <chart:equation svg:x="16.686cm" svg:y="2.058cm"/>
            </chart:regression-curve>
            <chart:data-point chart:repeated="10"/>
          </chart:series>
          <chart:series chart:style-name="ch13" chart:values-cell-range-address="Sheet1.B6:Sheet1.K6" chart:label-cell-address="Sheet1.A6:Sheet1.A6" chart:class="chart:scatter">
            <chart:regression-curve chart:style-name="ch14">
              <chart:equation svg:x="16.077cm" svg:y="3.004cm"/>
            </chart:regression-curve>
            <chart:data-point chart:repeated="10"/>
          </chart:series>
          <chart:series chart:style-name="ch15" chart:values-cell-range-address="Sheet1.B7:Sheet1.K7" chart:label-cell-address="Sheet1.A7:Sheet1.A7" chart:class="chart:scatter">
            <chart:regression-curve chart:style-name="ch16">
              <chart:equation svg:x="16.297cm" svg:y="4.102cm"/>
            </chart:regression-curve>
            <chart:data-point chart:repeated="10"/>
          </chart:series>
          <chart:series chart:style-name="ch17" chart:values-cell-range-address="Sheet1.B8:Sheet1.K8" chart:label-cell-address="Sheet1.A8:Sheet1.A8" chart:class="chart:scatter">
            <chart:regression-curve chart:style-name="ch18">
              <chart:equation svg:x="16.214cm" svg:y="5.154cm"/>
            </chart:regression-curve>
            <chart:data-point chart:repeated="10"/>
          </chart:series>
          <chart:series chart:style-name="ch19" chart:values-cell-range-address="Sheet1.B3:Sheet1.K3" chart:label-cell-address="Sheet1.A3:Sheet1.A3" chart:class="chart:scatter">
            <chart:regression-curve chart:style-name="ch20">
              <chart:equation svg:x="16.271cm" svg:y="6.186cm"/>
            </chart:regression-curve>
            <chart:data-point chart:repeated="10"/>
          </chart:series>
          <chart:series chart:style-name="ch21" chart:values-cell-range-address="Sheet1.B4:Sheet1.K4" chart:label-cell-address="Sheet1.A4:Sheet1.A4" chart:class="chart:scatter">
            <chart:regression-curve chart:style-name="ch22">
              <chart:equation svg:x="14.681cm" svg:y="7.215cm"/>
            </chart:regression-curve>
            <chart:data-point chart:repeated="1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Sheet1.B1:Sheet1.K1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Bubble sort</text:p>
                <draw:g>
                  <svg:desc>Sheet1.A2:Sheet1.A2</svg:desc>
                </draw:g>
              </table:table-cell>
              <table:table-cell office:value-type="float" office:value="34909666">
                <text:p>34909666</text:p>
                <draw:g>
                  <svg:desc>Sheet1.B2:Sheet1.K2</svg:desc>
                </draw:g>
              </table:table-cell>
              <table:table-cell office:value-type="float" office:value="135495900">
                <text:p>135495900</text:p>
              </table:table-cell>
              <table:table-cell office:value-type="float" office:value="304491000">
                <text:p>304491000</text:p>
              </table:table-cell>
              <table:table-cell office:value-type="float" office:value="530641962">
                <text:p>530641962</text:p>
              </table:table-cell>
              <table:table-cell office:value-type="float" office:value="831104104">
                <text:p>831104104</text:p>
              </table:table-cell>
              <table:table-cell office:value-type="float" office:value="1195467295">
                <text:p>1195467295</text:p>
              </table:table-cell>
              <table:table-cell office:value-type="float" office:value="1625140191">
                <text:p>1625140191</text:p>
              </table:table-cell>
              <table:table-cell office:value-type="float" office:value="2122091543">
                <text:p>2122091543</text:p>
              </table:table-cell>
              <table:table-cell office:value-type="float" office:value="2679329615">
                <text:p>2679329615</text:p>
              </table:table-cell>
              <table:table-cell office:value-type="float" office:value="3324803627">
                <text:p>3324803627</text:p>
              </table:table-cell>
            </table:table-row>
            <table:table-row>
              <table:table-cell office:value-type="string">
                <text:p>Insertion sort</text:p>
                <draw:g>
                  <svg:desc>Sheet1.A5:Sheet1.A5</svg:desc>
                </draw:g>
              </table:table-cell>
              <table:table-cell office:value-type="float" office:value="6018716">
                <text:p>6018716</text:p>
                <draw:g>
                  <svg:desc>Sheet1.B5:Sheet1.K5</svg:desc>
                </draw:g>
              </table:table-cell>
              <table:table-cell office:value-type="float" office:value="21704654">
                <text:p>21704654</text:p>
              </table:table-cell>
              <table:table-cell office:value-type="float" office:value="48063829">
                <text:p>48063829</text:p>
              </table:table-cell>
              <table:table-cell office:value-type="float" office:value="84882630">
                <text:p>84882630</text:p>
              </table:table-cell>
              <table:table-cell office:value-type="float" office:value="136378203">
                <text:p>136378203</text:p>
              </table:table-cell>
              <table:table-cell office:value-type="float" office:value="204703721">
                <text:p>204703721</text:p>
              </table:table-cell>
              <table:table-cell office:value-type="float" office:value="262223189">
                <text:p>262223189</text:p>
              </table:table-cell>
              <table:table-cell office:value-type="float" office:value="342848763">
                <text:p>342848763</text:p>
              </table:table-cell>
              <table:table-cell office:value-type="float" office:value="418445254">
                <text:p>418445254</text:p>
              </table:table-cell>
              <table:table-cell office:value-type="float" office:value="515440542">
                <text:p>515440542</text:p>
              </table:table-cell>
            </table:table-row>
            <table:table-row>
              <table:table-cell office:value-type="string">
                <text:p>Shell sort</text:p>
                <draw:g>
                  <svg:desc>Sheet1.A6:Sheet1.A6</svg:desc>
                </draw:g>
              </table:table-cell>
              <table:table-cell office:value-type="float" office:value="4248172">
                <text:p>4248172</text:p>
                <draw:g>
                  <svg:desc>Sheet1.B6:Sheet1.K6</svg:desc>
                </draw:g>
              </table:table-cell>
              <table:table-cell office:value-type="float" office:value="9507757">
                <text:p>9507757</text:p>
              </table:table-cell>
              <table:table-cell office:value-type="float" office:value="16131801">
                <text:p>16131801</text:p>
              </table:table-cell>
              <table:table-cell office:value-type="float" office:value="21727308">
                <text:p>21727308</text:p>
              </table:table-cell>
              <table:table-cell office:value-type="float" office:value="26683645">
                <text:p>26683645</text:p>
              </table:table-cell>
              <table:table-cell office:value-type="float" office:value="35646597">
                <text:p>35646597</text:p>
              </table:table-cell>
              <table:table-cell office:value-type="float" office:value="41357603">
                <text:p>41357603</text:p>
              </table:table-cell>
              <table:table-cell office:value-type="float" office:value="46746792">
                <text:p>46746792</text:p>
              </table:table-cell>
              <table:table-cell office:value-type="float" office:value="51666663">
                <text:p>51666663</text:p>
              </table:table-cell>
              <table:table-cell office:value-type="float" office:value="58105000">
                <text:p>58105000</text:p>
              </table:table-cell>
            </table:table-row>
            <table:table-row>
              <table:table-cell office:value-type="string">
                <text:p>STL sort</text:p>
                <draw:g>
                  <svg:desc>Sheet1.A7:Sheet1.A7</svg:desc>
                </draw:g>
              </table:table-cell>
              <table:table-cell office:value-type="float" office:value="380499">
                <text:p>380499</text:p>
                <draw:g>
                  <svg:desc>Sheet1.B7:Sheet1.K7</svg:desc>
                </draw:g>
              </table:table-cell>
              <table:table-cell office:value-type="float" office:value="883543">
                <text:p>883543</text:p>
              </table:table-cell>
              <table:table-cell office:value-type="float" office:value="1459755">
                <text:p>1459755</text:p>
              </table:table-cell>
              <table:table-cell office:value-type="float" office:value="1983760">
                <text:p>1983760</text:p>
              </table:table-cell>
              <table:table-cell office:value-type="float" office:value="2424270">
                <text:p>2424270</text:p>
              </table:table-cell>
              <table:table-cell office:value-type="float" office:value="2995084">
                <text:p>2995084</text:p>
              </table:table-cell>
              <table:table-cell office:value-type="float" office:value="3736668">
                <text:p>3736668</text:p>
              </table:table-cell>
              <table:table-cell office:value-type="float" office:value="3997336">
                <text:p>3997336</text:p>
              </table:table-cell>
              <table:table-cell office:value-type="float" office:value="4592146">
                <text:p>4592146</text:p>
              </table:table-cell>
              <table:table-cell office:value-type="float" office:value="5014437">
                <text:p>5014437</text:p>
              </table:table-cell>
            </table:table-row>
            <table:table-row>
              <table:table-cell office:value-type="string">
                <text:p>Quick sort</text:p>
                <draw:g>
                  <svg:desc>Sheet1.A8:Sheet1.A8</svg:desc>
                </draw:g>
              </table:table-cell>
              <table:table-cell office:value-type="float" office:value="168835359">
                <text:p>168835359</text:p>
                <draw:g>
                  <svg:desc>Sheet1.B8:Sheet1.K8</svg:desc>
                </draw:g>
              </table:table-cell>
              <table:table-cell office:value-type="float" office:value="522901203">
                <text:p>522901203</text:p>
              </table:table-cell>
              <table:table-cell office:value-type="float" office:value="1058139674">
                <text:p>1058139674</text:p>
              </table:table-cell>
              <table:table-cell office:value-type="float" office:value="1705244589">
                <text:p>1705244589</text:p>
              </table:table-cell>
              <table:table-cell office:value-type="float" office:value="2466795089">
                <text:p>2466795089</text:p>
              </table:table-cell>
              <table:table-cell office:value-type="float" office:value="3310849694">
                <text:p>3310849694</text:p>
              </table:table-cell>
              <table:table-cell office:value-type="float" office:value="4433743414">
                <text:p>4433743414</text:p>
              </table:table-cell>
              <table:table-cell office:value-type="float" office:value="6046646201">
                <text:p>6046646201</text:p>
              </table:table-cell>
              <table:table-cell office:value-type="float" office:value="7644418051">
                <text:p>7644418051</text:p>
              </table:table-cell>
              <table:table-cell office:value-type="float" office:value="9438022249">
                <text:p>9438022249</text:p>
              </table:table-cell>
            </table:table-row>
            <table:table-row>
              <table:table-cell office:value-type="string">
                <text:p>Selection sort</text:p>
                <draw:g>
                  <svg:desc>Sheet1.A3:Sheet1.A3</svg:desc>
                </draw:g>
              </table:table-cell>
              <table:table-cell office:value-type="float" office:value="232866246">
                <text:p>232866246</text:p>
                <draw:g>
                  <svg:desc>Sheet1.B3:Sheet1.K3</svg:desc>
                </draw:g>
              </table:table-cell>
              <table:table-cell office:value-type="float" office:value="905585543">
                <text:p>905585543</text:p>
              </table:table-cell>
              <table:table-cell office:value-type="float" office:value="2049075401">
                <text:p>2049075401</text:p>
              </table:table-cell>
              <table:table-cell office:value-type="float" office:value="3643317615">
                <text:p>3643317615</text:p>
              </table:table-cell>
              <table:table-cell office:value-type="float" office:value="5782598525">
                <text:p>5782598525</text:p>
              </table:table-cell>
              <table:table-cell office:value-type="float" office:value="8457222697">
                <text:p>8457222697</text:p>
              </table:table-cell>
              <table:table-cell office:value-type="float" office:value="11616397005">
                <text:p>11616397005</text:p>
              </table:table-cell>
              <table:table-cell office:value-type="float" office:value="15019122189">
                <text:p>15019122189</text:p>
              </table:table-cell>
              <table:table-cell office:value-type="float" office:value="19463910383">
                <text:p>19463910383</text:p>
              </table:table-cell>
              <table:table-cell office:value-type="float" office:value="23518373472">
                <text:p>23518373472</text:p>
              </table:table-cell>
            </table:table-row>
            <table:table-row>
              <table:table-cell office:value-type="string">
                <text:p>Merge sort</text:p>
                <draw:g>
                  <svg:desc>Sheet1.A4:Sheet1.A4</svg:desc>
                </draw:g>
              </table:table-cell>
              <table:table-cell office:value-type="float" office:value="40224711">
                <text:p>40224711</text:p>
                <draw:g>
                  <svg:desc>Sheet1.B4:Sheet1.K4</svg:desc>
                </draw:g>
              </table:table-cell>
              <table:table-cell office:value-type="float" office:value="87092414">
                <text:p>87092414</text:p>
              </table:table-cell>
              <table:table-cell office:value-type="float" office:value="139403979">
                <text:p>139403979</text:p>
              </table:table-cell>
              <table:table-cell office:value-type="float" office:value="190869897">
                <text:p>190869897</text:p>
              </table:table-cell>
              <table:table-cell office:value-type="float" office:value="249026098">
                <text:p>249026098</text:p>
              </table:table-cell>
              <table:table-cell office:value-type="float" office:value="301470695">
                <text:p>301470695</text:p>
              </table:table-cell>
              <table:table-cell office:value-type="float" office:value="349417245">
                <text:p>349417245</text:p>
              </table:table-cell>
              <table:table-cell office:value-type="float" office:value="408087197">
                <text:p>408087197</text:p>
              </table:table-cell>
              <table:table-cell office:value-type="float" office:value="461887428">
                <text:p>461887428</text:p>
              </table:table-cell>
              <table:table-cell office:value-type="float" office:value="531283056">
                <text:p>531283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arrow-down" chart:symbol-width="0.25cm" chart:symbol-height="0.25cm" chart:regression-type="logarithmic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svg:stroke-color="#ffd320"/>
    </style:style>
    <style:style style:name="ch13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svg:stroke-color="#7e0021"/>
    </style:style>
    <style:style style:name="ch17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8" style:family="chart">
      <style:graphic-properties svg:stroke-color="#83caff"/>
    </style:style>
    <style:style style:name="ch19" style:family="chart" style:data-style-name="N0">
      <style:chart-properties chart:symbol-type="named-symbol" chart:symbol-name="bow-tie" chart:symbol-width="0.25cm" chart:symbol-height="0.25cm" chart:regression-type="linear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0" style:family="chart">
      <style:graphic-properties svg:stroke-color="#314004"/>
    </style:style>
    <style:style style:name="ch21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2" style:family="chart">
      <style:graphic-properties svg:stroke-color="#ff420e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8.198cm" svg:height="11.026cm" xlink:href=".." xlink:type="simple" chart:class="chart:scatter" chart:row-mapping="5 6 7 8 9" chart:style-name="ch1">
        <chart:title svg:x="12.706cm" svg:y="0.356cm" chart:style-name="ch2">
          <text:p>Log Log Plots</text:p>
        </chart:title>
        <chart:legend chart:legend-position="end" svg:x="23.123cm" svg:y="1.795cm" style:legend-expansion="high" chart:style-name="ch3"/>
        <chart:plot-area chart:style-name="ch4" table:cell-range-address="Sheet1.M1:Sheet1.V3 Sheet1.A2:Sheet1.A3 Sheet1.L4:Sheet1.V8" chart:data-source-has-labels="column" svg:x="1.603cm" svg:y="2.119cm" svg:width="12.261cm" svg:height="7.886cm">
          <chartooo:coordinate-region svg:x="2.224cm" svg:y="2.331cm" svg:width="11.4cm" svg:height="7.001cm"/>
          <chart:axis chart:dimension="x" chart:name="primary-x" chart:style-name="ch5">
            <chart:title svg:x="6.194cm" svg:y="10.226cm" chart:style-name="ch6">
              <text:p>Log(Num Elements)</text:p>
            </chart:title>
          </chart:axis>
          <chart:axis chart:dimension="y" chart:name="primary-y" chart:style-name="ch5">
            <chart:title svg:x="0.453cm" svg:y="6.82cm" chart:style-name="ch7">
              <text:p>Log(time)</text:p>
            </chart:title>
            <chart:grid chart:style-name="ch8" chart:class="major"/>
          </chart:axis>
          <chart:series chart:style-name="ch9" chart:values-cell-range-address="Sheet1.M2:Sheet1.V2" chart:label-cell-address="Sheet1.A2:Sheet1.A2" chart:class="chart:scatter">
            <chart:domain table:cell-range-address="Sheet1.M1:Sheet1.V1"/>
            <chart:regression-curve chart:style-name="ch10">
              <chart:equation svg:x="16.827cm" svg:y="1.534cm"/>
            </chart:regression-curve>
            <chart:data-point chart:repeated="10"/>
          </chart:series>
          <chart:series chart:style-name="ch11" chart:values-cell-range-address="Sheet1.M4:Sheet1.V4" chart:label-cell-address="Sheet1.L4:Sheet1.L4" chart:class="chart:scatter">
            <chart:regression-curve chart:style-name="ch12">
              <chart:equation chart:display-r-square="true" svg:x="16.88cm" svg:y="2.511cm"/>
            </chart:regression-curve>
            <chart:data-point chart:repeated="10"/>
          </chart:series>
          <chart:series chart:style-name="ch13" chart:values-cell-range-address="Sheet1.M5:Sheet1.V5" chart:label-cell-address="Sheet1.L5:Sheet1.L5" chart:class="chart:scatter">
            <chart:regression-curve chart:style-name="ch14">
              <chart:equation svg:x="16.819cm" svg:y="3.944cm"/>
            </chart:regression-curve>
            <chart:data-point chart:repeated="10"/>
          </chart:series>
          <chart:series chart:style-name="ch15" chart:values-cell-range-address="Sheet1.M6:Sheet1.V6" chart:label-cell-address="Sheet1.L6:Sheet1.L6" chart:class="chart:scatter">
            <chart:regression-curve chart:style-name="ch16">
              <chart:equation svg:x="16.828cm" svg:y="5.053cm"/>
            </chart:regression-curve>
            <chart:data-point chart:repeated="10"/>
          </chart:series>
          <chart:series chart:style-name="ch17" chart:values-cell-range-address="Sheet1.M7:Sheet1.V7" chart:label-cell-address="Sheet1.L7:Sheet1.L7" chart:class="chart:scatter">
            <chart:regression-curve chart:style-name="ch18">
              <chart:equation svg:x="16.828cm" svg:y="6.144cm"/>
            </chart:regression-curve>
            <chart:data-point chart:repeated="10"/>
          </chart:series>
          <chart:series chart:style-name="ch19" chart:values-cell-range-address="Sheet1.M8:Sheet1.V8" chart:label-cell-address="Sheet1.L8:Sheet1.L8" chart:class="chart:scatter">
            <chart:regression-curve chart:style-name="ch20">
              <chart:equation svg:x="16.851cm" svg:y="7.159cm"/>
            </chart:regression-curve>
            <chart:data-point chart:repeated="10"/>
          </chart:series>
          <chart:series chart:style-name="ch21" chart:values-cell-range-address="Sheet1.M3:Sheet1.V3" chart:label-cell-address="Sheet1.A3:Sheet1.A3" chart:class="chart:scatter">
            <chart:regression-curve chart:style-name="ch22">
              <chart:equation svg:x="16.859cm" svg:y="8.32cm"/>
            </chart:regression-curve>
            <chart:data-point chart:repeated="1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6.90775527898214">
                <text:p>6.90775527898214</text:p>
                <draw:g>
                  <svg:desc>Sheet1.M1:Sheet1.V1</svg:desc>
                </draw:g>
              </table:table-cell>
              <table:table-cell office:value-type="float" office:value="7.60090245954208">
                <text:p>7.60090245954208</text:p>
              </table:table-cell>
              <table:table-cell office:value-type="float" office:value="8.00636756765025">
                <text:p>8.00636756765025</text:p>
              </table:table-cell>
              <table:table-cell office:value-type="float" office:value="8.29404964010203">
                <text:p>8.29404964010203</text:p>
              </table:table-cell>
              <table:table-cell office:value-type="float" office:value="8.51719319141624">
                <text:p>8.51719319141624</text:p>
              </table:table-cell>
              <table:table-cell office:value-type="float" office:value="8.69951474821019">
                <text:p>8.69951474821019</text:p>
              </table:table-cell>
              <table:table-cell office:value-type="float" office:value="8.85366542803745">
                <text:p>8.85366542803745</text:p>
              </table:table-cell>
              <table:table-cell office:value-type="float" office:value="8.98719682066197">
                <text:p>8.98719682066197</text:p>
              </table:table-cell>
              <table:table-cell office:value-type="float" office:value="9.10497985631836">
                <text:p>9.10497985631836</text:p>
              </table:table-cell>
              <table:table-cell office:value-type="float" office:value="9.21034037197618">
                <text:p>9.21034037197618</text:p>
              </table:table-cell>
            </table:table-row>
            <table:table-row>
              <table:table-cell office:value-type="string">
                <text:p>Bubble sort</text:p>
                <draw:g>
                  <svg:desc>Sheet1.A2:Sheet1.A2</svg:desc>
                </draw:g>
              </table:table-cell>
              <table:table-cell office:value-type="float" office:value="17.3682743115763">
                <text:p>17.3682743115763</text:p>
                <draw:g>
                  <svg:desc>Sheet1.M2:Sheet1.V2</svg:desc>
                </draw:g>
              </table:table-cell>
              <table:table-cell office:value-type="float" office:value="18.7244519395237">
                <text:p>18.7244519395237</text:p>
              </table:table-cell>
              <table:table-cell office:value-type="float" office:value="19.5341520880272">
                <text:p>19.5341520880272</text:p>
              </table:table-cell>
              <table:table-cell office:value-type="float" office:value="20.0895980805967">
                <text:p>20.0895980805967</text:p>
              </table:table-cell>
              <table:table-cell office:value-type="float" office:value="20.538265620545">
                <text:p>20.538265620545</text:p>
              </table:table-cell>
              <table:table-cell office:value-type="float" office:value="20.901802987734">
                <text:p>20.901802987734</text:p>
              </table:table-cell>
              <table:table-cell office:value-type="float" office:value="21.2088599203916">
                <text:p>21.2088599203916</text:p>
              </table:table-cell>
              <table:table-cell office:value-type="float" office:value="21.47566801617">
                <text:p>21.47566801617</text:p>
              </table:table-cell>
              <table:table-cell office:value-type="float" office:value="21.7088324565213">
                <text:p>21.7088324565213</text:p>
              </table:table-cell>
              <table:table-cell office:value-type="float" office:value="21.9246764497613">
                <text:p>21.9246764497613</text:p>
              </table:table-cell>
            </table:table-row>
            <table:table-row>
              <table:table-cell office:value-type="string">
                <text:p>Merge sort</text:p>
                <draw:g>
                  <svg:desc>Sheet1.L4:Sheet1.L4</svg:desc>
                </draw:g>
              </table:table-cell>
              <table:table-cell office:value-type="float" office:value="17.5099920662302">
                <text:p>17.5099920662302</text:p>
                <draw:g>
                  <svg:desc>Sheet1.M4:Sheet1.V4</svg:desc>
                </draw:g>
              </table:table-cell>
              <table:table-cell office:value-type="float" office:value="18.2824803427369">
                <text:p>18.2824803427369</text:p>
              </table:table-cell>
              <table:table-cell office:value-type="float" office:value="18.7528865996423">
                <text:p>18.7528865996423</text:p>
              </table:table-cell>
              <table:table-cell office:value-type="float" office:value="19.0671025863716">
                <text:p>19.0671025863716</text:p>
              </table:table-cell>
              <table:table-cell office:value-type="float" office:value="19.3330682601816">
                <text:p>19.3330682601816</text:p>
              </table:table-cell>
              <table:table-cell office:value-type="float" office:value="19.5241833720609">
                <text:p>19.5241833720609</text:p>
              </table:table-cell>
              <table:table-cell office:value-type="float" office:value="19.6717773104852">
                <text:p>19.6717773104852</text:p>
              </table:table-cell>
              <table:table-cell office:value-type="float" office:value="19.8269914276712">
                <text:p>19.8269914276712</text:p>
              </table:table-cell>
              <table:table-cell office:value-type="float" office:value="19.9508317570179">
                <text:p>19.9508317570179</text:p>
              </table:table-cell>
              <table:table-cell office:value-type="float" office:value="20.0908054993259">
                <text:p>20.0908054993259</text:p>
              </table:table-cell>
            </table:table-row>
            <table:table-row>
              <table:table-cell office:value-type="string">
                <text:p>Insertion sort</text:p>
                <draw:g>
                  <svg:desc>Sheet1.L5:Sheet1.L5</svg:desc>
                </draw:g>
              </table:table-cell>
              <table:table-cell office:value-type="float" office:value="15.6103845054991">
                <text:p>15.6103845054991</text:p>
                <draw:g>
                  <svg:desc>Sheet1.M5:Sheet1.V5</svg:desc>
                </draw:g>
              </table:table-cell>
              <table:table-cell office:value-type="float" office:value="16.8930372655614">
                <text:p>16.8930372655614</text:p>
              </table:table-cell>
              <table:table-cell office:value-type="float" office:value="17.6880404563433">
                <text:p>17.6880404563433</text:p>
              </table:table-cell>
              <table:table-cell office:value-type="float" office:value="18.2567800367099">
                <text:p>18.2567800367099</text:p>
              </table:table-cell>
              <table:table-cell office:value-type="float" office:value="18.7309424885511">
                <text:p>18.7309424885511</text:p>
              </table:table-cell>
              <table:table-cell office:value-type="float" office:value="19.1370742282875">
                <text:p>19.1370742282875</text:p>
              </table:table-cell>
              <table:table-cell office:value-type="float" office:value="19.3847065655053">
                <text:p>19.3847065655053</text:p>
              </table:table-cell>
              <table:table-cell office:value-type="float" office:value="19.6527999836963">
                <text:p>19.6527999836963</text:p>
              </table:table-cell>
              <table:table-cell office:value-type="float" office:value="19.852056624522">
                <text:p>19.852056624522</text:p>
              </table:table-cell>
              <table:table-cell office:value-type="float" office:value="20.0605325143229">
                <text:p>20.0605325143229</text:p>
              </table:table-cell>
            </table:table-row>
            <table:table-row>
              <table:table-cell office:value-type="string">
                <text:p>Shell sort</text:p>
                <draw:g>
                  <svg:desc>Sheet1.L6:Sheet1.L6</svg:desc>
                </draw:g>
              </table:table-cell>
              <table:table-cell office:value-type="float" office:value="15.2619993307264">
                <text:p>15.2619993307264</text:p>
                <draw:g>
                  <svg:desc>Sheet1.M6:Sheet1.V6</svg:desc>
                </draw:g>
              </table:table-cell>
              <table:table-cell office:value-type="float" office:value="16.0676185497103">
                <text:p>16.0676185497103</text:p>
              </table:table-cell>
              <table:table-cell office:value-type="float" office:value="16.5963030991691">
                <text:p>16.5963030991691</text:p>
              </table:table-cell>
              <table:table-cell office:value-type="float" office:value="16.8940804605271">
                <text:p>16.8940804605271</text:p>
              </table:table-cell>
              <table:table-cell office:value-type="float" office:value="17.0995613888706">
                <text:p>17.0995613888706</text:p>
              </table:table-cell>
              <table:table-cell office:value-type="float" office:value="17.3891642444479">
                <text:p>17.3891642444479</text:p>
              </table:table-cell>
              <table:table-cell office:value-type="float" office:value="17.5377668319396">
                <text:p>17.5377668319396</text:p>
              </table:table-cell>
              <table:table-cell office:value-type="float" office:value="17.6602561910236">
                <text:p>17.6602561910236</text:p>
              </table:table-cell>
              <table:table-cell office:value-type="float" office:value="17.7603233152477">
                <text:p>17.7603233152477</text:p>
              </table:table-cell>
              <table:table-cell office:value-type="float" office:value="17.8777622766391">
                <text:p>17.8777622766391</text:p>
              </table:table-cell>
            </table:table-row>
            <table:table-row>
              <table:table-cell office:value-type="string">
                <text:p>STL sort</text:p>
                <draw:g>
                  <svg:desc>Sheet1.L7:Sheet1.L7</svg:desc>
                </draw:g>
              </table:table-cell>
              <table:table-cell office:value-type="float" office:value="12.8492388281595">
                <text:p>12.8492388281595</text:p>
                <draw:g>
                  <svg:desc>Sheet1.M7:Sheet1.V7</svg:desc>
                </draw:g>
              </table:table-cell>
              <table:table-cell office:value-type="float" office:value="13.6916952396198">
                <text:p>13.6916952396198</text:p>
              </table:table-cell>
              <table:table-cell office:value-type="float" office:value="14.193779171384">
                <text:p>14.193779171384</text:p>
              </table:table-cell>
              <table:table-cell office:value-type="float" office:value="14.5005045917678">
                <text:p>14.5005045917678</text:p>
              </table:table-cell>
              <table:table-cell office:value-type="float" office:value="14.701041006107">
                <text:p>14.701041006107</text:p>
              </table:table-cell>
              <table:table-cell office:value-type="float" office:value="14.912482835883">
                <text:p>14.912482835883</text:p>
              </table:table-cell>
              <table:table-cell office:value-type="float" office:value="15.1337048632044">
                <text:p>15.1337048632044</text:p>
              </table:table-cell>
              <table:table-cell office:value-type="float" office:value="15.2011386972076">
                <text:p>15.2011386972076</text:p>
              </table:table-cell>
              <table:table-cell office:value-type="float" office:value="15.3398580109012">
                <text:p>15.3398580109012</text:p>
              </table:table-cell>
              <table:table-cell office:value-type="float" office:value="15.4278317098658">
                <text:p>15.4278317098658</text:p>
              </table:table-cell>
            </table:table-row>
            <table:table-row>
              <table:table-cell office:value-type="string">
                <text:p>Quick sort</text:p>
                <draw:g>
                  <svg:desc>Sheet1.L8:Sheet1.L8</svg:desc>
                </draw:g>
              </table:table-cell>
              <table:table-cell office:value-type="float" office:value="18.9444345909386">
                <text:p>18.9444345909386</text:p>
                <draw:g>
                  <svg:desc>Sheet1.M8:Sheet1.V8</svg:desc>
                </draw:g>
              </table:table-cell>
              <table:table-cell office:value-type="float" office:value="20.0749030997868">
                <text:p>20.0749030997868</text:p>
              </table:table-cell>
              <table:table-cell office:value-type="float" office:value="20.7797781786823">
                <text:p>20.7797781786823</text:p>
              </table:table-cell>
              <table:table-cell office:value-type="float" office:value="21.2569743913523">
                <text:p>21.2569743913523</text:p>
              </table:table-cell>
              <table:table-cell office:value-type="float" office:value="21.6261856102413">
                <text:p>21.6261856102413</text:p>
              </table:table-cell>
              <table:table-cell office:value-type="float" office:value="21.9204706985282">
                <text:p>21.9204706985282</text:p>
              </table:table-cell>
              <table:table-cell office:value-type="float" office:value="22.2125100786267">
                <text:p>22.2125100786267</text:p>
              </table:table-cell>
              <table:table-cell office:value-type="float" office:value="22.5227696083399">
                <text:p>22.5227696083399</text:p>
              </table:table-cell>
              <table:table-cell office:value-type="float" office:value="22.7572415519127">
                <text:p>22.7572415519127</text:p>
              </table:table-cell>
              <table:table-cell office:value-type="float" office:value="22.9680122876329">
                <text:p>22.9680122876329</text:p>
              </table:table-cell>
            </table:table-row>
            <table:table-row>
              <table:table-cell office:value-type="string">
                <text:p>Selection sort</text:p>
                <draw:g>
                  <svg:desc>Sheet1.A3:Sheet1.A3</svg:desc>
                </draw:g>
              </table:table-cell>
              <table:table-cell office:value-type="float" office:value="19.2659747951972">
                <text:p>19.2659747951972</text:p>
                <draw:g>
                  <svg:desc>Sheet1.M3:Sheet1.V3</svg:desc>
                </draw:g>
              </table:table-cell>
              <table:table-cell office:value-type="float" office:value="20.624092301284">
                <text:p>20.624092301284</text:p>
              </table:table-cell>
              <table:table-cell office:value-type="float" office:value="21.4406545044524">
                <text:p>21.4406545044524</text:p>
              </table:table-cell>
              <table:table-cell office:value-type="float" office:value="22.0161605361848">
                <text:p>22.0161605361848</text:p>
              </table:table-cell>
              <table:table-cell office:value-type="float" office:value="22.4781189904029">
                <text:p>22.4781189904029</text:p>
              </table:table-cell>
              <table:table-cell office:value-type="float" office:value="22.8582866702601">
                <text:p>22.8582866702601</text:p>
              </table:table-cell>
              <table:table-cell office:value-type="float" office:value="23.1756834718725">
                <text:p>23.1756834718725</text:p>
              </table:table-cell>
              <table:table-cell office:value-type="float" office:value="23.432590038765">
                <text:p>23.432590038765</text:p>
              </table:table-cell>
              <table:table-cell office:value-type="float" office:value="23.6918278381733">
                <text:p>23.6918278381733</text:p>
              </table:table-cell>
              <table:table-cell office:value-type="float" office:value="23.8810478024835">
                <text:p>23.8810478024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